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ref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 table:number-columns-repeated="3"/>
          <table:table-cell table:formula="of:=([.$D$7]+[.$D$10])/[.$D$10]*[.$D$4]" office:value-type="float" office:value="16.1363636363636" calcext:value-type="float">
            <text:p>16,1363636363636</text:p>
          </table:table-cell>
          <table:table-cell table:formula="of:=([.$D$7]+[.$D$10] + [.$D$9]/2)/([.$D$10] + [.$D$9]/2)*[.$D$4]" office:value-type="float" office:value="13.6111111111111" calcext:value-type="float">
            <text:p>13,6111111111111</text:p>
          </table:table-cell>
          <table:table-cell table:formula="of:=([.$D$7]+[.$D$10] + [.$D$9])/([.$D$10] + [.$D$9])*[.$D$4]" office:value-type="float" office:value="11.875" calcext:value-type="float">
            <text:p>11,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00:36:24.171000000</meta:creation-date>
    <dc:date>2018-08-02T00:44:04.703000000</dc:date>
    <meta:editing-duration>PT7M41S</meta:editing-duration>
    <meta:editing-cycles>2</meta:editing-cycles>
    <meta:generator>LibreOffice/5.3.6.1$Windows_x86 LibreOffice_project/686f202eff87ef707079aeb7f485847613344eb7</meta:generator>
    <meta:document-statistic meta:table-count="1" meta:cell-count="15" meta:object-count="0"/>
  </office:meta>
</office:document-meta>
</file>